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Schoolbook L" fo:font-size="15pt" style:text-underline-style="solid" style:text-underline-width="auto" style:text-underline-color="font-color" fo:font-weight="bold" officeooo:rsid="0018615c" officeooo:paragraph-rsid="0018615c"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bold" officeooo:rsid="0018615c" officeooo:paragraph-rsid="0018615c"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bold" officeooo:rsid="001a8a4c" officeooo:paragraph-rsid="001a8a4c"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bold" officeooo:rsid="0020751f" officeooo:paragraph-rsid="0020751f"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bold" officeooo:rsid="001a8a4c" officeooo:paragraph-rsid="001a8a4c" style:font-weight-asian="bold" style:font-weight-complex="bold"/>
    </style:style>
    <style:style style:name="P6"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bold" officeooo:rsid="001d774e" officeooo:paragraph-rsid="001d774e" style:font-weight-asian="bold" style:font-weight-complex="bold"/>
    </style:style>
    <style:style style:name="P7"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normal" officeooo:rsid="0018615c" officeooo:paragraph-rsid="0018615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normal" officeooo:rsid="001f406d" officeooo:paragraph-rsid="001f40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normal" officeooo:rsid="0020751f" officeooo:paragraph-rsid="0020751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entury Schoolbook L" fo:font-size="12pt" style:text-underline-style="none" fo:font-weight="normal" officeooo:rsid="0018615c" officeooo:paragraph-rsid="0018615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entury Schoolbook L" fo:font-size="12pt" style:text-underline-style="none" fo:font-weight="normal" officeooo:rsid="0018615c" officeooo:paragraph-rsid="001a2e7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entury Schoolbook L" fo:font-size="12pt" style:text-underline-style="none" fo:font-weight="normal" officeooo:rsid="001a2e7a" officeooo:paragraph-rsid="001a2e7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entury Schoolbook L" fo:font-size="12pt" style:text-underline-style="none" fo:font-weight="normal" officeooo:rsid="001a2e7a" officeooo:paragraph-rsid="001a8a4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entury Schoolbook L" fo:font-size="12pt" style:text-underline-style="none" fo:font-weight="normal" officeooo:rsid="001a8a4c" officeooo:paragraph-rsid="001a8a4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entury Schoolbook L" fo:font-size="12pt" style:text-underline-style="none" fo:font-weight="normal" officeooo:rsid="001a8a4c" officeooo:paragraph-rsid="001a2e7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entury Schoolbook L" fo:font-size="12pt" style:text-underline-style="none" fo:font-weight="normal" officeooo:rsid="001c598b" officeooo:paragraph-rsid="001c598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entury Schoolbook L" fo:font-size="12pt" style:text-underline-style="none" fo:font-weight="normal" officeooo:rsid="001f406d" officeooo:paragraph-rsid="001f406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entury Schoolbook L" fo:font-size="12pt" style:text-underline-style="none" fo:font-weight="normal" officeooo:rsid="0020751f" officeooo:paragraph-rsid="0020751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entury Schoolbook L" fo:font-size="12pt" style:text-underline-style="none" fo:font-weight="normal" officeooo:rsid="0021f739" officeooo:paragraph-rsid="0020751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entury Schoolbook L" fo:font-size="12pt" style:text-underline-style="none" fo:font-weight="normal" officeooo:rsid="0021f739" officeooo:paragraph-rsid="0021f73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entury Schoolbook L" fo:font-size="12pt" style:text-underline-style="none" fo:font-weight="normal" officeooo:rsid="0022cfd7" officeooo:paragraph-rsid="0022cfd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Century Schoolbook L" fo:font-size="12pt" style:text-underline-style="none" fo:font-weight="normal" officeooo:rsid="001d774e" officeooo:paragraph-rsid="001d774e" style:font-weight-asian="normal" style:font-weight-complex="normal"/>
    </style:style>
    <style:style style:name="P23" style:family="paragraph" style:parent-style-name="Standard">
      <style:paragraph-properties fo:text-align="start" style:justify-single-word="false"/>
      <style:text-properties style:font-name="Century Schoolbook L" fo:font-size="12pt" style:text-underline-style="none" fo:font-weight="bold" officeooo:rsid="0018615c" officeooo:paragraph-rsid="0018615c"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Century Schoolbook L" fo:font-size="12pt" style:text-underline-style="none" fo:font-weight="bold" officeooo:rsid="001a2e7a" officeooo:paragraph-rsid="001a2e7a"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Century Schoolbook L" fo:font-size="12pt" fo:font-weight="normal" officeooo:paragraph-rsid="001a2e7a"/>
    </style:style>
    <style:style style:name="P26" style:family="paragraph" style:parent-style-name="Standard">
      <style:paragraph-properties fo:text-align="center" style:justify-single-word="false"/>
      <style:text-properties style:font-name="Century Schoolbook L" fo:font-size="18pt" style:text-underline-style="solid" style:text-underline-width="auto" style:text-underline-color="font-color" fo:font-weight="bold" officeooo:rsid="0018615c" officeooo:paragraph-rsid="0018615c" style:font-size-asian="18pt" style:font-weight-asian="bold" style:font-size-complex="18pt" style:font-weight-complex="bold"/>
    </style:style>
    <style:style style:name="P27" style:family="paragraph" style:parent-style-name="Standard">
      <style:paragraph-properties fo:text-align="start" style:justify-single-word="false"/>
      <style:text-properties fo:color="#008000" style:font-name="Century Schoolbook L" fo:font-size="12pt" style:text-underline-style="none" fo:font-weight="normal" officeooo:rsid="0018615c" officeooo:paragraph-rsid="0018615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Century Schoolbook L" fo:font-size="12pt" style:text-underline-style="none" fo:font-weight="normal" officeooo:rsid="001a2e7a" officeooo:paragraph-rsid="001a2e7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Century Schoolbook L" fo:font-size="12pt" style:text-underline-style="none" fo:font-weight="normal" officeooo:rsid="001a2e7a" officeooo:paragraph-rsid="001a8a4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Century Schoolbook L" fo:font-size="12pt" style:text-underline-style="none" fo:font-weight="bold" officeooo:rsid="001a2e7a" officeooo:paragraph-rsid="001a2e7a"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Century Schoolbook L" fo:font-size="12pt" style:text-underline-style="none" fo:font-weight="normal" officeooo:rsid="001a8a4c" officeooo:paragraph-rsid="001a8a4c"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entury Schoolbook L" fo:font-size="12pt" style:text-underline-style="none" fo:font-weight="normal" officeooo:rsid="00270511" officeooo:paragraph-rsid="0027051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Century Schoolbook L" fo:font-size="12pt" style:text-underline-style="none" fo:font-weight="normal" officeooo:rsid="0027b4df" officeooo:paragraph-rsid="0027b4d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Century Schoolbook L" fo:font-size="12pt" style:text-underline-style="none" fo:font-weight="normal" officeooo:rsid="002885a1" officeooo:paragraph-rsid="002885a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bold" officeooo:rsid="001d774e" officeooo:paragraph-rsid="001d774e" style:font-weight-asian="bold" style:font-weight-complex="bold"/>
    </style:style>
    <style:style style:name="P36"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bold" officeooo:rsid="0027b4df" officeooo:paragraph-rsid="0027b4df"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bold" officeooo:rsid="0027b4df" officeooo:paragraph-rsid="002885a1" style:font-size-asian="10.5pt" style:font-weight-asian="bold" style:font-size-complex="12pt" style:font-weight-complex="bold"/>
    </style:style>
    <style:style style:name="T1" style:family="text">
      <style:text-properties officeooo:rsid="001a2e7a"/>
    </style:style>
    <style:style style:name="T2" style:family="text">
      <style:text-properties fo:color="#ff0000"/>
    </style:style>
    <style:style style:name="T3" style:family="text">
      <style:text-properties fo:color="#ff0000" officeooo:rsid="001a2e7a"/>
    </style:style>
    <style:style style:name="T4" style:family="text">
      <style:text-properties fo:color="#000000" officeooo:rsid="001a2e7a"/>
    </style:style>
    <style:style style:name="T5" style:family="text">
      <style:text-properties officeooo:rsid="001a8a4c"/>
    </style:style>
    <style:style style:name="T6" style:family="text">
      <style:text-properties style:text-underline-style="none"/>
    </style:style>
    <style:style style:name="T7" style:family="text">
      <style:text-properties style:text-underline-style="none" officeooo:rsid="001a2e7a" style:font-size-asian="10.5pt" style:font-weight-asian="normal" style:font-size-complex="12pt" style:font-weight-complex="normal"/>
    </style:style>
    <style:style style:name="T8" style:family="text">
      <style:text-properties style:text-underline-style="none" officeooo:rsid="001a8a4c" style:font-size-asian="10.5pt" style:font-weight-asian="normal" style:font-size-complex="12pt" style:font-weight-complex="normal"/>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885a1" style:font-weight-asian="normal" style:font-weight-complex="normal"/>
    </style:style>
    <style:style style:name="T11" style:family="text">
      <style:text-properties style:text-underline-style="none" officeooo:rsid="0021f739"/>
    </style:style>
    <style:style style:name="T12" style:family="text">
      <style:text-properties officeooo:rsid="0020751f"/>
    </style:style>
    <style:style style:name="T13" style:family="text">
      <style:text-properties officeooo:rsid="0022cfd7"/>
    </style:style>
    <style:style style:name="T14" style:family="text">
      <style:text-properties officeooo:rsid="00252d9b"/>
    </style:style>
    <style:style style:name="T15" style:family="text">
      <style:text-properties style:font-size-asian="10.5pt" style:font-size-complex="12pt"/>
    </style:style>
    <style:style style:name="T16" style:family="text">
      <style:text-properties officeooo:rsid="0027b4df"/>
    </style:style>
    <style:style style:name="T17" style:family="text">
      <style:text-properties officeooo:rsid="002885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escription et utilisation des composants</text:p>
      <text:p text:style-name="P1"/>
      <text:p text:style-name="P1"/>
      <text:p text:style-name="P2">Micro-moteurs :</text:p>
      <text:p text:style-name="P7"/>
      <text:p text:style-name="P10">Les micro-moteurs vont fournir la puissance nécessaire au drone pour décoller, en variant la vitesse de rotation de chaque moteurs il est possible de faire tanguer/tourner le drone autours d'un axe précis afin de contrôler sa trajectoire.</text:p>
      <text:p text:style-name="P10"/>
      <text:p text:style-name="P23">Avantage et inconvenant des moteurs <text:span text:style-name="T1">à courant continue</text:span>.</text:p>
      <text:p text:style-name="P10"/>
      <text:p text:style-name="P27">- Variation de vitesse, couple et sens de rotation simple a gérer</text:p>
      <text:p text:style-name="P10"><text:tab/></text:p>
      <text:p text:style-name="P11"><text:span text:style-name="T2">-</text:span><text:span text:style-name="T3"> Frottement des balais </text:span><text:span text:style-name="T4">(perte de rendement, perte sous forme de chaleur,</text:span></text:p>
      <text:p text:style-name="P28"><text:tab/>usure a grande vitesse dut au frottement et au arcs électrique qui détériore</text:p>
      <text:p text:style-name="P28"><text:tab/>le commutateur)</text:p>
      <text:p text:style-name="P11"/>
      <text:p text:style-name="P28">Le problème causé par les balais <text:span text:style-name="T14">est</text:span> régler grâce au moteur sans balais (ou brushless en anglais) qui ne contient aucun balais tout en gardant les avantages des moteurs a courant continue.</text:p>
      <text:p text:style-name="P28">A puissance égale ils ont un meilleur rendement et sont moins chère.</text:p>
      <text:p text:style-name="P12"/>
      <text:p text:style-name="P30">Comment choisir son moteur.</text:p>
      <text:p text:style-name="P24"/>
      <text:p text:style-name="P28">- Les kv :</text:p>
      <text:p text:style-name="P28"><text:tab/>Les kv sont le rapport tours/min par votl. Un trop grand kv rend la maniabilité <text:tab/>difficile car des accélérations/décélérations trop importante au moindre <text:tab/>changement de voltage.</text:p>
      <text:p text:style-name="P13"/>
      <text:p text:style-name="P29">- Les T :</text:p>
      <text:p text:style-name="P28"><text:tab/>Les T sont indique le couple. Plus le T est grand, plus le couple sera important.</text:p>
      <text:p text:style-name="P28"><text:tab/>Les kv et le couple sont fortement lié et inversement proportionnel.</text:p>
      <text:p text:style-name="P12"/>
      <text:p text:style-name="P12">- <text:span text:style-name="T5">Les Watts :</text:span></text:p>
      <text:p text:style-name="P12"><text:tab/><text:span text:style-name="T5">Les Watts indique la consommation maximale du moteur.</text:span></text:p>
      <text:p text:style-name="P12"/>
      <text:p text:style-name="P25"><text:span text:style-name="T7">- </text:span><text:span text:style-name="T8">La poussé (Thrust) :</text:span></text:p>
      <text:p text:style-name="P15"><text:tab/>Pour pouvoir décoller facilement il faut que la poussé total des moteurs </text:p>
      <text:p text:style-name="P15"><text:tab/>soit le double de la charge total du drone (donc chaque moteur doit avoir une</text:p>
      <text:p text:style-name="P15"><text:tab/>poussé qui soit la moitié du poids du drone)</text:p>
      <text:p text:style-name="P25"/>
      <text:p text:style-name="P25"/>
      <text:p text:style-name="P25"/>
      <text:p text:style-name="P25"/>
      <text:p text:style-name="P25"/>
      <text:p text:style-name="P3"><text:soft-page-break/>Variateur de vitesse :</text:p>
      <text:p text:style-name="P5"/>
      <text:p text:style-name="P14">Le variateur de vitesse contrôle la tension envoyer au moteurs afin de faire varié la vitesse de celui-ci. Il doit aussi laisser passer l’ampérage dont le moteur a besoin.</text:p>
      <text:p text:style-name="P32">Il faut donc prévoir une marge d'ampérage pour ne pas que l'ESC (electronic speed control) ne chauffe lorsque le moteur tourne a plein régime.</text:p>
      <text:p text:style-name="P32"/>
      <text:p text:style-name="P32">Il se branche directement sur la batterie. Il possède une sortie triphasé, que l'on relie au moteur. En fonction du branchement des phases nous pouvons choisir le sens de rotation du moteur.</text:p>
      <text:p text:style-name="P32"/>
      <text:p text:style-name="P32">L'ESC possède <text:span text:style-name="T16">aussi ce que l'on appel un BEC output, il sert a alimenter d'autres composants comme le récepteur radio ou le contrôleur. Il permet aussi de recevoir les </text:span></text:p>
      <text:p text:style-name="P33">paramètres que lui envoie le contrôleur.</text:p>
      <text:p text:style-name="P22"/>
      <text:p text:style-name="P6"/>
      <text:p text:style-name="P6"><text:span text:style-name="T15">Capteurs :</text:span></text:p>
      <text:p text:style-name="P6"/>
      <text:p text:style-name="P8">L’accéléromètre</text:p>
      <text:p text:style-name="P21">l'accéléromètre se sert du principe de l'inertie. Prenons un support a plat sur le quel on fixe une masse a l'aide d'un ressort (la masse et a la vertical par rapport au support)</text:p>
      <text:p text:style-name="P21">Si le support subit une accélération verticale, vers le haut, l'inertie de la masse fera que celle-ci aura tendance a vouloir rester a sa position initial (dans l'espace) et exercera donc une force de compression sur le ressort (un peu comme quand l’ascenseur commence a monter et qu'on se sent un peu lourd).</text:p>
      <text:p text:style-name="P21">Cette effort sur le ressort et mesuré par l'accéléromètre.</text:p>
      <text:p text:style-name="P17"><text:span text:style-name="T13">Il sert</text:span> <text:span text:style-name="T13">donc à mesurer </text:span>une accélération linéaire sur un axe. On parle <text:span text:style-name="T12">d’accéléromètre</text:span> même lorsqu<text:span text:style-name="T12">'il s’agit</text:span> de 3 <text:span text:style-name="T12">accéléromètre</text:span> qui calcule les accélérations sur 3 axes <text:span text:style-name="T12">orthogonaux.</text:span></text:p>
      <text:p text:style-name="P17"/>
      <text:p text:style-name="P9">Le gyroscope</text:p>
      <text:p text:style-name="P20">Un gyroscope et un solide de révolution animé d'une grande vitesse de rotation, il a pour propriété fondamentale de s'opposer à toute force qui tendrait à modifier l'orientation de son axe de rotation (il conserve son axe de rotation dans l'espace absolue).</text:p>
      <text:p text:style-name="P9"><text:span text:style-name="T6">Le gyroscope est </text:span><text:span text:style-name="T11">donc</text:span><text:span text:style-name="T6"> un capteur de position angulaire par rapport a un référentiel inertiel (ou galiléen). Il mesure donc l'angle du drone sur les 3 axes (les deux axes du plan qui sont appelé axes de roulis (barrel roll) et de tangage (looping) et l'axe vertical appelé axe de lacet)</text:span></text:p>
      <text:p text:style-name="P9"/>
      <text:p text:style-name="P18">Enfin les capteurs de pression, humidité et chaleur donne des information complémentaire, comme la hauteur (différence de pression) et les capteurs de chaleur et d'humidité peuvent repérer la présence proche d'un objet « vivant » (ou chaud et/<text:span text:style-name="T16">ou</text:span> humide)</text:p>
      <text:p text:style-name="P9"/>
      <text:p text:style-name="P36"><text:soft-page-break/>La batterie (ou accumulateur)</text:p>
      <text:p text:style-name="P36"/>
      <text:p text:style-name="P36"><text:span text:style-name="T9">Les batterie utilisé sont des Batterie LiPo, elle possède l'avantage de pouvoir fournir une tension « constante » lors de sont utilisation, ce qui n'etait pas le cas avec les les autre batterie qui perdait en puissance au cours de leur utilisation.</text:span></text:p>
      <text:p text:style-name="P36"/>
      <text:p text:style-name="P37"><text:span text:style-name="T10">L’inconvénient</text:span><text:span text:style-name="T9"> et que </text:span><text:span text:style-name="T10">si elle passe en dessous d'un seuil de tension, c'est tout simplement poubelle. Il ne faut pas passer en dessous des 2,8 ~ 3 V par élément, la tension de destruction étant à 2,5V</text:span></text:p>
      <text:p text:style-name="P37"/>
      <text:p text:style-name="P37"><text:span text:style-name="T10">Il faut aussi faire attention a l'équilibre de tension entre chaque élément.</text:span></text:p>
      <text:p text:style-name="P37"><text:span text:style-name="T10">Si il y a un déséquilibre certaine cellule seront plus sollicité que d'autre ce qui détériore la batterie, idem à la charge.</text:span></text:p>
      <text:p text:style-name="P37"/>
      <text:p text:style-name="P37"><text:span text:style-name="T10">Il faut donc penser a prendre un chargeur équilibreur et ce à chaque charge.</text:span></text:p>
      <text:p text:style-name="P37"><text:span text:style-name="T10">Il faut aussi penser a laisser les accumulateur se refroidir / se reposer entre chaque charge / décharge (entre 1/4h et 1h)</text:span><text:span text:style-name="T9"><text:tab/></text:span></text:p>
      <text:p text:style-name="P19"/>
      <text:p text:style-name="P20"/>
      <text:p text:style-name="P4"/>
      <text:p text:style-name="P18"/>
      <text:p text:style-name="P12"/>
      <text:p text:style-name="P12"/>
      <text:p text:style-name="P12"/>
      <text:p text:style-name="P12"/>
      <text:p text:style-name="P12"/>
      <text:p text:style-name="P12"/>
      <text:p text:style-name="P14">Source<text:span text:style-name="T17">s</text:span></text:p>
      <text:p text:style-name="P14"/>
      <text:p text:style-name="P14"><text:a xlink:type="simple" xlink:href="http://sparrowhawk-xxt.e-monsite.com/pages/technique/choisir-son-moteur-brushless-et-le-variateur.html">http://sparrowhawk-xxt.e-monsite.com/pages/technique/choisir-son-moteur-brushless-et-le-variateur.html</text:a></text:p>
      <text:p text:style-name="P14"/>
      <text:p text:style-name="P14"><text:a xlink:type="simple" xlink:href="https://fr.wikipedia.org/wiki/Machine_à_courant_continu">https://fr.wikipedia.org/wiki/Machine_%C3%A0_courant_continu</text:a></text:p>
      <text:p text:style-name="P14"/>
      <text:p text:style-name="P14"><text:a xlink:type="simple" xlink:href="https://fr.wikipedia.org/wiki/Moteur_sans_balais">https://fr.wikipedia.org/wiki/Moteur_sans_balais</text:a></text:p>
      <text:p text:style-name="P14"/>
      <text:p text:style-name="P16"><text:a xlink:type="simple" xlink:href="https://en.wikipedia.org/wiki/Battery_eliminator_circuit">https://en.wikipedia.org/wiki/Battery_eliminator_circuit</text:a></text:p>
      <text:p text:style-name="P16"/>
      <text:p text:style-name="P21"><text:a xlink:type="simple" xlink:href="https://fr.wikipedia.org/wiki/Accéléromètre#Approche_intuitive">https://fr.wikipedia.org/wiki/Acc%C3%A9l%C3%A9rom%C3%A8tre#Approche_intuitive</text:a></text:p>
      <text:p text:style-name="P21"/>
      <text:p text:style-name="P21"><text:a xlink:type="simple" xlink:href="https://fr.wikipedia.org/wiki/Gyroscope">https://fr.wikipedia.org/wiki/Gyroscope</text:a></text:p>
      <text:p text:style-name="P21"/>
      <text:p text:style-name="P34"><text:a xlink:type="simple" xlink:href="http://blog.patrickmodelisme.com/post/qu-est-ce-qu-une-batterie-lipo">http://blog.patrickmodelisme.com/post/qu-est-ce-qu-une-batterie-lipo</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8:04:55.417003150</meta:creation-date>
    <dc:date>2015-10-07T15:39:13.796770107</dc:date>
    <meta:editing-duration>PT6M16S</meta:editing-duration>
    <meta:editing-cycles>4</meta:editing-cycles>
    <meta:generator>LibreOffice/4.2.8.2$Linux_X86_64 LibreOffice_project/420m0$Build-2</meta:generator>
    <meta:document-statistic meta:table-count="0" meta:image-count="0" meta:object-count="0" meta:page-count="3" meta:paragraph-count="54" meta:word-count="798" meta:character-count="5122" meta:non-whitespace-character-count="4362"/>
  </office:meta>
</office:document-meta>
</file>